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8cm" svg:y1="4.927cm" svg:x2="6.5cm" svg:y2="4.127cm">
          <text:p/>
        </draw:line>
        <draw:line draw:style-name="gr1" draw:text-style-name="P1" draw:layer="layout" svg:x1="8.7cm" svg:y1="3.427cm" svg:x2="11.6cm" svg:y2="2.127cm">
          <text:p/>
        </draw:line>
        <draw:line draw:style-name="gr1" draw:text-style-name="P1" draw:layer="layout" svg:x1="8.7cm" svg:y1="6.027cm" svg:x2="11.4cm" svg:y2="5.227cm">
          <text:p/>
        </draw:line>
        <draw:line draw:style-name="gr1" draw:text-style-name="P1" draw:layer="layout" svg:x1="3.8cm" svg:y1="5.027cm" svg:x2="6.5cm" svg:y2="5.827cm">
          <text:p/>
        </draw:line>
        <draw:line draw:style-name="gr1" draw:text-style-name="P1" draw:layer="layout" svg:x1="8.7cm" svg:y1="6.027cm" svg:x2="11.6cm" svg:y2="7.327cm">
          <text:p/>
        </draw:line>
        <draw:line draw:style-name="gr1" draw:text-style-name="P1" draw:layer="layout" svg:x1="8.7cm" svg:y1="3.427cm" svg:x2="11.4cm" svg:y2="4.227cm">
          <text:p/>
        </draw:line>
        <draw:frame draw:style-name="gr2" draw:text-style-name="P2" draw:layer="layout" svg:width="2.4cm" svg:height="2.384cm" svg:x="1.2cm" svg:y="3.927cm">
          <draw:text-box>
            <text:p>Start</text:p>
            <text:p>3 red</text:p>
            <text:p>3 blue</text:p>
          </draw:text-box>
        </draw:frame>
        <draw:frame draw:style-name="gr3" draw:text-style-name="P2" draw:layer="layout" svg:width="1.7cm" svg:height="1.673cm" svg:x="6.7cm" svg:y="2.827cm">
          <draw:text-box>
            <text:p>Pick </text:p>
            <text:p>red</text:p>
          </draw:text-box>
        </draw:frame>
        <draw:frame draw:style-name="gr3" draw:text-style-name="P2" draw:layer="layout" svg:width="1.7cm" svg:height="1.673cm" svg:x="11.6cm" svg:y="1.327cm">
          <draw:text-box>
            <text:p>Pick </text:p>
            <text:p>red</text:p>
          </draw:text-box>
        </draw:frame>
        <draw:frame draw:style-name="gr3" draw:text-style-name="P2" draw:layer="layout" svg:width="1.7cm" svg:height="1.673cm" svg:x="11.7cm" svg:y="4.654cm">
          <draw:text-box>
            <text:p>Pick </text:p>
            <text:p>red</text:p>
          </draw:text-box>
        </draw:frame>
        <draw:frame draw:style-name="gr3" draw:text-style-name="P2" draw:layer="layout" svg:width="1.7cm" svg:height="1.673cm" svg:x="6.7cm" svg:y="5.327cm">
          <draw:text-box>
            <text:p>Pick </text:p>
            <text:p>blue</text:p>
          </draw:text-box>
        </draw:frame>
        <draw:frame draw:style-name="gr3" draw:text-style-name="P2" draw:layer="layout" svg:width="1.7cm" svg:height="1.673cm" svg:x="11.6cm" svg:y="6.527cm">
          <draw:text-box>
            <text:p>Pick </text:p>
            <text:p>blue</text:p>
          </draw:text-box>
        </draw:frame>
        <draw:frame draw:style-name="gr3" draw:text-style-name="P2" draw:layer="layout" svg:width="1.7cm" svg:height="1.673cm" svg:x="11.6cm" svg:y="3.054cm">
          <draw:text-box>
            <text:p>Pick </text:p>
            <text:p>blue</text:p>
          </draw:text-box>
        </draw:frame>
        <draw:frame draw:style-name="gr4" draw:text-style-name="P2" draw:layer="layout" svg:width="1.4cm" svg:height="0.962cm" svg:x="4.5cm" svg:y="3.427cm">
          <draw:text-box>
            <text:p>0.5</text:p>
          </draw:text-box>
        </draw:frame>
        <draw:frame draw:style-name="gr4" draw:text-style-name="P2" draw:layer="layout" svg:width="1.4cm" svg:height="0.962cm" svg:x="4.6cm" svg:y="5.527cm">
          <draw:text-box>
            <text:p>0.5</text:p>
          </draw:text-box>
        </draw:frame>
        <draw:frame draw:style-name="gr4" draw:text-style-name="P2" draw:layer="layout" svg:width="1.4cm" svg:height="0.962cm" svg:x="9.3cm" svg:y="1.865cm">
          <draw:text-box>
            <text:p>2/5</text:p>
          </draw:text-box>
        </draw:frame>
        <draw:frame draw:style-name="gr4" draw:text-style-name="P2" draw:layer="layout" svg:width="1.4cm" svg:height="0.962cm" svg:x="9.7cm" svg:y="2.927cm">
          <draw:text-box>
            <text:p>3/5</text:p>
          </draw:text-box>
        </draw:frame>
        <draw:frame draw:style-name="gr4" draw:text-style-name="P2" draw:layer="layout" svg:width="1.4cm" svg:height="0.962cm" svg:x="9.3cm" svg:y="4.827cm">
          <draw:text-box>
            <text:p>3/5</text:p>
          </draw:text-box>
        </draw:frame>
        <draw:frame draw:style-name="gr4" draw:text-style-name="P2" draw:layer="layout" svg:width="1.4cm" svg:height="0.962cm" svg:x="10cm" svg:y="5.965cm">
          <draw:text-box>
            <text:p>2/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6:49:46.114019786</meta:creation-date>
    <dc:date>2020-12-02T16:53:59.331710706</dc:date>
    <meta:editing-duration>PT4M13S</meta:editing-duration>
    <meta:editing-cycles>2</meta:editing-cycles>
    <meta:generator>LibreOffice/6.4.7.2$Linux_X86_64 LibreOffice_project/40$Build-2</meta:generator>
    <meta:document-statistic meta:object-count="19"/>
  </office:meta>
</office:document-meta>
</file>